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0 SHADES OF COLOURS</text:p>
      <text:p text:style-name="Standard"/>
      <text:p text:style-name="Standard">ELEVATOR PITCH</text:p>
      <text:p text:style-name="Standard">Il gioco è un arcade con elementi di avventura grafica in cui il protagonista, sopravvissuto ad un'apocalisse che ha cancellato gran parte dei pixel e dei colori dalla faccia della Terra, si imbatte in un'avventura piena di sfide ed insidie per recuperare i pochi pixel colorati rimasti nella speranza di riportare il mondo di gioco al suo stato originale.</text:p>
      <text:p text:style-name="Standard"/>
      <text:p text:style-name="Standard">Partita di Pong &gt; un tot di rimbalzi o intervallo di tempo &gt; tutto crolla tranne la barretta protagonista ed inizia la narrazione del prologo.</text:p>
      <text:p text:style-name="Standard"/>
      <text:p text:style-name="Standard">GAMEPLAY</text:p>
      <text:p text:style-name="Standard"/>
      <text:p text:style-name="Standard">Il gioco si intervalla tra fasi di avventura narrativa con dialoghi ed interazioni con personaggi ed oggetti, e sezioni puramente arcade (puzzle game) a scopo di avanzamento della trama, dove tramite riferimenti alle meccaniche classiche di Pong il protagonista dovrà recuperare oggetti indispensabili al raggiungimento dello scopo ultimo.</text:p>
      <text:p text:style-name="Standard"/>
      <text:p text:style-name="Standard">4 oggetti collezionabili: luminosità, rosso, blu, giallo.</text:p>
      <text:p text:style-name="Standard">Inizialmente il protagonista manifesta una colorazione in scala di grigio, e man mano che colleziona i vari colori, lo sfondo si dipinge di conseguenza, mescolandosi tra di loro.</text:p>
      <text:p text:style-name="Standard">Nello scontro finale per il destino dell'universo, il protagonista incontra il suo amico compagno di giochi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6T14:48:13.19</meta:creation-date>
    <dc:date>2017-04-26T15:57:39.33</dc:date>
    <meta:editing-duration>PT37M4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9" meta:word-count="190" meta:character-count="1223"/>
  </office:meta>
</office:document-meta>
</file>